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fill="none" draw:textarea-vertical-align="middle"/>
    </style:style>
    <style:style style:name="gr2" style:family="graphic" style:parent-style-name="standard">
      <style:graphic-properties draw:stroke="none" svg:stroke-color="#000000" draw:fill="none" draw:fill-color="#ffffff" draw:auto-grow-height="true" draw:auto-grow-width="false" fo:max-height="0cm" fo:min-height="5.75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objectwithoutfill">
      <style:graphic-properties draw:stroke="dash" draw:stroke-dash="Fine_20_Dashed" svg:stroke-width="0.1cm" svg:stroke-color="#c0c0c0" draw:marker-start-width="0.35cm" draw:marker-end-width="0.35cm" draw:fill="none" draw:textarea-vertical-align="middle" fo:padding-top="0.175cm" fo:padding-bottom="0.175cm" fo:padding-left="0.3cm" fo:padding-right="0.3cm"/>
    </style:style>
    <style:style style:name="gr6" style:family="graphic" style:parent-style-name="standard">
      <style:graphic-properties draw:fill="solid" draw:fill-color="#00ffff" draw:textarea-horizontal-align="justify" draw:textarea-vertical-align="middle" draw:auto-grow-height="false"/>
    </style:style>
    <style:style style:name="gr7" style:family="graphic" style:parent-style-name="standard">
      <style:graphic-properties draw:fill="solid" draw:fill-color="#ffff00" draw:textarea-horizontal-align="justify" draw:textarea-vertical-align="middle" draw:auto-grow-height="false"/>
    </style:style>
    <style:style style:name="gr8" style:family="graphic" style:parent-style-name="standard">
      <style:graphic-properties draw:fill="solid" draw:fill-color="#c0c0c0" draw:textarea-horizontal-align="justify" draw:textarea-vertical-align="middle" draw:auto-grow-height="false"/>
    </style:style>
    <style:style style:name="gr9" style:family="graphic">
      <style:graphic-properties style:protect="size"/>
    </style:style>
    <style:style style:name="gr10" style:family="graphic" style:parent-style-name="standard">
      <style:graphic-properties draw:stroke="none" svg:stroke-color="#000000" draw:fill="none" draw:fill-color="#ffffff" draw:auto-grow-height="true" draw:auto-grow-width="false" fo:max-height="0cm" fo:min-height="1.883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fill="solid" draw:fill-color="#ffff99" draw:textarea-horizontal-align="justify" draw:textarea-vertical-align="middle" draw:auto-grow-height="false"/>
    </style:style>
    <style:style style:name="gr13" style:family="graphic" style:parent-style-name="standard">
      <style:graphic-properties draw:stroke="none" svg:stroke-color="#000000" draw:fill="none" draw:fill-color="#ffffff" draw:auto-grow-height="true" draw:auto-grow-width="false" fo:max-height="0cm" fo:min-height="1.35cm"/>
    </style:style>
    <style:style style:name="gr14" style:family="graphic" style:parent-style-name="standard">
      <style:graphic-properties draw:stroke="none" svg:stroke-color="#000000" draw:fill="none" draw:fill-color="#ffffff" draw:auto-grow-height="true" draw:auto-grow-width="false" fo:max-height="0cm" fo:min-height="1.95cm"/>
    </style:style>
    <style:style style:name="gr15" style:family="graphic" style:parent-style-name="standard">
      <style:graphic-properties draw:stroke="dash" draw:stroke-dash="Fine_20_Dashed_20__28_var_29_" svg:stroke-width="0.1cm" svg:stroke-color="#0000ff" draw:marker-start-width="0.35cm" draw:marker-end-width="0.35cm" draw:fill="none" draw:textarea-horizontal-align="justify" draw:textarea-vertical-align="middle" draw:auto-grow-height="false" fo:padding-top="0.175cm" fo:padding-bottom="0.175cm" fo:padding-left="0.3cm" fo:padding-right="0.3cm"/>
    </style:style>
    <style:style style:name="gr16" style:family="graphic" style:parent-style-name="standard">
      <style:graphic-properties draw:stroke="none" draw:fill="none" fo:min-height="2.134cm"/>
    </style:style>
    <style:style style:name="gr17" style:family="graphic" style:parent-style-name="standard">
      <style:graphic-properties draw:stroke="none" svg:stroke-color="#000000" draw:fill="none" draw:fill-color="#ffffff" draw:auto-grow-height="true" draw:auto-grow-width="false" fo:max-height="0cm" fo:min-height="1.949cm"/>
    </style:style>
    <style:style style:name="gr18" style:family="graphic" style:parent-style-name="standard">
      <style:graphic-properties draw:fill="solid" draw:fill-color="#ff0000" draw:textarea-horizontal-align="justify" draw:textarea-vertical-align="middle" draw:auto-grow-height="false"/>
    </style:style>
    <style:style style:name="gr19" style:family="graphic" style:parent-style-name="objectwithoutfill">
      <style:graphic-properties svg:stroke-width="0.1cm" svg:stroke-color="#0000ff" draw:marker-start-width="0.35cm" draw:marker-end="Arrow" draw:marker-end-width="0.45cm" draw:fill="none" draw:textarea-vertical-align="middle" fo:padding-top="0.175cm" fo:padding-bottom="0.175cm" fo:padding-left="0.3cm" fo:padding-right="0.3cm"/>
    </style:style>
    <style:style style:name="gr20" style:family="graphic" style:parent-style-name="objectwithoutfill">
      <style:graphic-properties svg:stroke-width="0.1cm" svg:stroke-color="#ff0000" draw:marker-start-width="0.35cm" draw:marker-end="Arrow" draw:marker-end-width="0.45cm" draw:fill="none" draw:textarea-vertical-align="middle" fo:padding-top="0.175cm" fo:padding-bottom="0.175cm" fo:padding-left="0.3cm" fo:padding-right="0.3cm"/>
    </style:style>
    <style:style style:name="pr1" style:family="presentation" style:parent-style-name="標準-notes">
      <style:graphic-properties draw:fill-color="#ffffff" fo:min-height="13.364cm"/>
    </style:style>
    <style:style style:name="P1" style:family="paragraph">
      <style:paragraph-properties fo:text-align="center"/>
    </style:style>
    <style:style style:name="P2" style:family="paragraph">
      <style:text-properties style:font-size-asian="18pt"/>
    </style:style>
    <style:style style:name="P3" style:family="paragraph">
      <style:paragraph-properties fo:text-align="center"/>
      <style:text-properties fo:font-size="18pt"/>
    </style:style>
    <style:style style:name="P4" style:family="paragraph">
      <style:text-properties fo:font-size="15pt" fo:font-weight="bold" style:font-size-asian="15pt" style:font-weight-asian="bold" style:font-size-complex="15pt" style:font-weight-complex="bold"/>
    </style:style>
    <style:style style:name="P5" style:family="paragraph">
      <style:paragraph-properties fo:text-align="center"/>
      <style:text-properties fo:color="#000000"/>
    </style:style>
    <style:style style:name="P6" style:family="paragraph">
      <style:text-properties style:font-size-asian="20pt"/>
    </style:style>
    <style:style style:name="P7" style:family="paragraph">
      <style:text-properties fo:font-size="14pt" style:font-size-asian="14pt" style:font-size-complex="14pt"/>
    </style:style>
    <style:style style:name="P8" style:family="paragraph">
      <style:paragraph-properties fo:text-align="center"/>
      <style:text-properties fo:font-size="15pt" style:font-size-asian="15pt" style:font-size-complex="15pt"/>
    </style:style>
    <style:style style:name="P9" style:family="paragraph">
      <style:text-properties fo:color="#dc2300" fo:font-size="14pt" style:font-size-asian="14pt" style:font-size-complex="14pt"/>
    </style:style>
    <style:style style:name="P10" style:family="paragraph">
      <style:text-properties fo:color="#0000ff" fo:font-size="14pt" style:font-size-asian="14pt" style:font-size-complex="14pt"/>
    </style:style>
    <style:style style:name="P11" style:family="paragraph">
      <style:paragraph-properties fo:text-align="center"/>
      <style:text-properties fo:color="#ffffff" fo:font-size="16pt" fo:font-weight="normal" style:font-size-asian="16pt" style:font-weight-asian="normal" style:font-size-complex="16pt" style:font-weight-complex="normal"/>
    </style:style>
    <style:style style:name="P12" style:family="paragraph">
      <style:text-properties fo:font-size="15pt" style:font-size-asian="15pt" style:font-size-complex="15pt"/>
    </style:style>
    <style:style style:name="T1" style:family="text">
      <style:text-properties style:font-size-asian="18pt"/>
    </style:style>
    <style:style style:name="T2" style:family="text">
      <style:text-properties fo:color="#0000ff" fo:font-size="15pt" style:font-size-asian="15pt" style:font-size-complex="15pt"/>
    </style:style>
    <style:style style:name="T3" style:family="text">
      <style:text-properties fo:font-size="18pt"/>
    </style:style>
    <style:style style:name="T4" style:family="text">
      <style:text-properties fo:font-size="15pt" fo:font-weight="bold" style:font-size-asian="15pt" style:font-weight-asian="bold" style:font-size-complex="15pt" style:font-weight-complex="bold"/>
    </style:style>
    <style:style style:name="T5" style:family="text">
      <style:text-properties fo:color="#000000"/>
    </style:style>
    <style:style style:name="T6" style:family="text">
      <style:text-properties fo:font-size="12pt" style:font-size-asian="12pt" style:font-size-complex="12pt"/>
    </style:style>
    <style:style style:name="T7" style:family="text">
      <style:text-properties fo:font-size="14pt" style:font-size-asian="14pt" style:font-size-complex="14pt"/>
    </style:style>
    <style:style style:name="T8" style:family="text">
      <style:text-properties fo:font-size="15pt" style:font-size-asian="15pt" style:font-size-complex="15pt"/>
    </style:style>
    <style:style style:name="T9" style:family="text">
      <style:text-properties fo:color="#dc2300" fo:font-size="14pt" style:font-size-asian="14pt" style:font-size-complex="14pt"/>
    </style:style>
    <style:style style:name="T10" style:family="text">
      <style:text-properties fo:color="#dc2300" fo:font-size="14pt" fo:font-weight="bold" style:font-size-asian="14pt" style:font-weight-asian="bold" style:font-size-complex="14pt" style:font-weight-complex="bold"/>
    </style:style>
    <style:style style:name="T11" style:family="text">
      <style:text-properties fo:color="#0000ff" fo:font-size="14pt" style:font-size-asian="14pt" style:font-size-complex="14pt"/>
    </style:style>
    <style:style style:name="T12" style:family="text">
      <style:text-properties fo:color="#dc2300" fo:font-size="15pt" style:font-size-asian="15pt" style:font-size-complex="15pt"/>
    </style:style>
    <style:style style:name="T13" style:family="text">
      <style:text-properties fo:color="#ffffff" fo:font-size="16pt" fo:font-weight="normal" style:font-size-asian="16pt" style:font-weight-asian="normal" style:font-size-complex="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
        <draw:line draw:style-name="gr1" draw:text-style-name="P1" draw:layer="layout" svg:x1="13.6cm" svg:y1="14.6cm" svg:x2="11.2cm" svg:y2="16.1cm">
          <text:p/>
        </draw:line>
        <draw:frame draw:style-name="gr2" draw:text-style-name="P2" draw:layer="layout" svg:width="23.6cm" svg:height="11.163cm" svg:x="1cm" svg:y="0.4cm">
          <draw:text-box>
            <text:p><text:span text:style-name="T1">■</text:span><text:span text:style-name="T1">Spanning Tree</text:span><text:span text:style-name="T1">構成の決定方法</text:span></text:p>
            <text:p><text:span text:style-name="T1"/></text:p>
            <text:p><text:span text:style-name="T1">　</text:span><text:span text:style-name="T1">SW</text:span><text:span text:style-name="T1">同士の</text:span><text:span text:style-name="T1">BPDU</text:span><text:span text:style-name="T1">の交換により以下を決定し、</text:span><text:span text:style-name="T1">Block</text:span><text:span text:style-name="T1">するポートを決めることで</text:span></text:p>
            <text:p><text:span text:style-name="T1">　ループ発生を防ぐ。</text:span></text:p>
            <text:p><text:span text:style-name="T1"/></text:p>
            <text:p><text:span text:style-name="T1">　</text:span><text:span text:style-name="T1">Root Bridge: </text:span><text:span text:style-name="T1">優先度</text:span><text:span text:style-name="T1">+MAC</text:span><text:span text:style-name="T1">アドレスが最も小さい</text:span><text:span text:style-name="T1">SW</text:span><text:span text:style-name="T1">。</text:span></text:p>
            <text:p><text:span text:style-name="T1">　　　　　　　 </text:span><text:span text:style-name="T1">Tree</text:span><text:span text:style-name="T1">の頂点となり、オリジナルの</text:span><text:span text:style-name="T1">BPDU</text:span><text:span text:style-name="T1">を送出する。</text:span></text:p>
            <text:p><text:span text:style-name="T1"/></text:p>
            <text:p><text:span text:style-name="T1">　</text:span></text:p>
            <text:p><text:span text:style-name="T1">　</text:span><text:span text:style-name="T1">Root port: </text:span><text:span text:style-name="T1">　　　 <text:s/></text:span><text:span text:style-name="T1">BPDU</text:span><text:span text:style-name="T1">を受信するポート</text:span></text:p>
            <text:p><text:span text:style-name="T1">　　　　　　　　　　</text:span><text:span text:style-name="T1">Root</text:span><text:span text:style-name="T1">以外の各</text:span><text:span text:style-name="T1">SW</text:span><text:span text:style-name="T1">にひとつ。</text:span><text:span text:style-name="T1">Root Bridge</text:span><text:span text:style-name="T1">に最も近いポート。 </text:span></text:p>
            <text:p><text:span text:style-name="T1">　</text:span><text:span text:style-name="T1">Designated port: <text:s/>BPDU</text:span><text:span text:style-name="T1">を送信するポート</text:span></text:p>
            <text:p><text:span text:style-name="T1">　　　　　　　　　　</text:span><text:span text:style-name="T1">Root bridge</text:span><text:span text:style-name="T1">のポートは全て</text:span><text:span text:style-name="T1">Designated port</text:span><text:span text:style-name="T1">。</text:span></text:p>
            <text:p><text:span text:style-name="T1">　　　　　　　　　　各リンクで</text:span><text:span text:style-name="T1">Root Bridge</text:span><text:span text:style-name="T1">に近い側のポート。</text:span></text:p>
            <text:p><text:span text:style-name="T1">　</text:span><text:span text:style-name="T1">Blocking port: </text:span><text:span text:style-name="T1">　 上記以外のポート。ブロック状態となる。</text:span></text:p>
            <text:p><text:span text:style-name="T1">　　　</text:span><text:span text:style-name="T2">※「</text:span><text:span text:style-name="T2">Root Bridge</text:span><text:span text:style-name="T2">への距離」は</text:span><text:span text:style-name="T2">BPDU</text:span><text:span text:style-name="T2">内の</text:span><text:span text:style-name="T2">root_path_cost</text:span><text:span text:style-name="T2">等で決定する</text:span></text:p>
          </draw:text-box>
        </draw:frame>
        <draw:custom-shape draw:style-name="gr3" draw:text-style-name="P3" draw:layer="layout" svg:width="2.8cm" svg:height="1.4cm" svg:x="7cm" svg:y="18.6cm">
          <text:p text:style-name="P1"><text:span text:style-name="T3">SW</text:span></text:p>
          <draw:enhanced-geometry svg:viewBox="0 0 21600 21600" draw:type="rectangle" draw:enhanced-path="M 0 0 L 21600 0 21600 21600 0 21600 0 0 Z N"/>
        </draw:custom-shape>
        <draw:custom-shape draw:style-name="gr3" draw:text-style-name="P3" draw:layer="layout" svg:width="2.8cm" svg:height="1.4cm" svg:x="9.8cm" svg:y="16cm">
          <text:p text:style-name="P1"><text:span text:style-name="T3">SW</text:span></text:p>
          <draw:enhanced-geometry svg:viewBox="0 0 21600 21600" draw:type="rectangle" draw:enhanced-path="M 0 0 L 21600 0 21600 21600 0 21600 0 0 Z N"/>
        </draw:custom-shape>
        <draw:custom-shape draw:style-name="gr3" draw:text-style-name="P3" draw:layer="layout" svg:width="2.8cm" svg:height="1.4cm" svg:x="12.8cm" svg:y="13.2cm">
          <text:p text:style-name="P1"><text:span text:style-name="T3">SW</text:span></text:p>
          <draw:enhanced-geometry svg:viewBox="0 0 21600 21600" draw:type="rectangle" draw:enhanced-path="M 0 0 L 21600 0 21600 21600 0 21600 0 0 Z N"/>
        </draw:custom-shape>
        <draw:custom-shape draw:style-name="gr3" draw:text-style-name="P3" draw:layer="layout" svg:width="2.8cm" svg:height="1.4cm" svg:x="16cm" svg:y="16.2cm">
          <text:p text:style-name="P1"><text:span text:style-name="T3">SW</text:span></text:p>
          <draw:enhanced-geometry svg:viewBox="0 0 21600 21600" draw:type="rectangle" draw:enhanced-path="M 0 0 L 21600 0 21600 21600 0 21600 0 0 Z N"/>
        </draw:custom-shape>
        <draw:custom-shape draw:style-name="gr3" draw:text-style-name="P3" draw:layer="layout" svg:width="2.8cm" svg:height="1.4cm" svg:x="14cm" svg:y="18.8cm">
          <text:p text:style-name="P1"><text:span text:style-name="T3">SW</text:span></text:p>
          <draw:enhanced-geometry svg:viewBox="0 0 21600 21600" draw:type="rectangle" draw:enhanced-path="M 0 0 L 21600 0 21600 21600 0 21600 0 0 Z N"/>
        </draw:custom-shape>
        <draw:custom-shape draw:style-name="gr3" draw:text-style-name="P3" draw:layer="layout" svg:width="2.8cm" svg:height="1.4cm" svg:x="18.4cm" svg:y="18.8cm">
          <text:p text:style-name="P1"><text:span text:style-name="T3">SW</text:span></text:p>
          <draw:enhanced-geometry svg:viewBox="0 0 21600 21600" draw:type="rectangle" draw:enhanced-path="M 0 0 L 21600 0 21600 21600 0 21600 0 0 Z N"/>
        </draw:custom-shape>
        <draw:frame draw:style-name="gr4" draw:text-style-name="P4" draw:layer="layout" svg:width="4cm" svg:height="0.819cm" svg:x="12.4cm" svg:y="12.4cm">
          <draw:text-box>
            <text:p><text:span text:style-name="T4">Root Bridge</text:span></text:p>
          </draw:text-box>
        </draw:frame>
        <draw:line draw:style-name="gr1" draw:text-style-name="P1" draw:layer="layout" svg:x1="17.2cm" svg:y1="16.2cm" svg:x2="15cm" svg:y2="14.6cm">
          <text:p/>
        </draw:line>
        <draw:line draw:style-name="gr1" draw:text-style-name="P1" draw:layer="layout" svg:x1="10.6cm" svg:y1="17.4cm" svg:x2="8.2cm" svg:y2="18.6cm">
          <text:p/>
        </draw:line>
        <draw:line draw:style-name="gr1" draw:text-style-name="P1" draw:layer="layout" svg:x1="19.6cm" svg:y1="18.8cm" svg:x2="18cm" svg:y2="17.6cm">
          <text:p/>
        </draw:line>
        <draw:line draw:style-name="gr1" draw:text-style-name="P1" draw:layer="layout" svg:x1="16cm" svg:y1="18.8cm" svg:x2="17.2cm" svg:y2="17.6cm">
          <text:p/>
        </draw:line>
        <draw:line draw:style-name="gr5" draw:text-style-name="P1" draw:layer="layout" svg:x1="15cm" svg:y1="18.8cm" svg:x2="11.6cm" svg:y2="17.4cm">
          <text:p/>
        </draw:line>
        <draw:custom-shape draw:style-name="gr6" draw:text-style-name="P1" draw:layer="layout" svg:width="0.8cm" svg:height="0.8cm" svg:x="13.1cm" svg:y="14.3cm">
          <text:p text:style-name="P1">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8cm" svg:height="0.8cm" svg:x="14.6cm" svg:y="14.3cm">
          <text:p text:style-name="P1">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8cm" svg:height="0.8cm" svg:x="17.8cm" svg:y="17.3cm">
          <text:p text:style-name="P1">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8cm" svg:height="0.8cm" svg:x="16.7cm" svg:y="17.3cm">
          <text:p text:style-name="P1">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8cm" svg:height="0.8cm" svg:x="11.5cm" svg:y="17.2cm">
          <text:p text:style-name="P1">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8cm" svg:height="0.8cm" svg:x="10.2cm" svg:y="17.2cm">
          <text:p text:style-name="P1">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8cm" svg:height="0.8cm" svg:x="16.8cm" svg:y="15.7cm">
          <text:p text:style-name="P1">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8cm" svg:height="0.8cm" svg:x="10.9cm" svg:y="15.6cm">
          <text:p text:style-name="P1"><text:span text:style-name="T5">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14.5cm" svg:y="18.4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8cm" svg:height="0.8cm" svg:x="15.6cm" svg:y="18.4cm">
          <text:p text:style-name="P1"><text:span text:style-name="T5">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8cm" svg:height="0.8cm" svg:x="19.2cm" svg:y="18.4cm">
          <text:p text:style-name="P1"><text:span text:style-name="T5">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8cm" svg:height="0.8cm" svg:x="7.9cm" svg:y="18.4cm">
          <text:p text:style-name="P1"><text:span text:style-name="T5">R</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9"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標準" presentation:presentation-page-layout-name="AL1T1">
        <draw:custom-shape draw:style-name="gr3" draw:text-style-name="P1" xml:id="id3" draw:id="id3" draw:layer="layout" svg:width="4.4cm" svg:height="1.4cm" svg:x="13cm" svg:y="5.8cm">
          <text:p text:style-name="P1">Block</text:p>
          <text:p text:style-name="P1"><text:span text:style-name="T6">BPDU</text:span><text:span text:style-name="T6">受信のみ</text:span></text:p>
          <draw:enhanced-geometry svg:viewBox="0 0 21600 21600" draw:type="rectangle" draw:enhanced-path="M 0 0 L 21600 0 21600 21600 0 21600 0 0 Z N"/>
        </draw:custom-shape>
        <draw:custom-shape draw:style-name="gr3" draw:text-style-name="P1" xml:id="id4" draw:id="id4" draw:layer="layout" svg:width="4.4cm" svg:height="1.4cm" svg:x="13cm" svg:y="10.9cm">
          <text:p text:style-name="P1">Listen</text:p>
          <text:p text:style-name="P1"><text:span text:style-name="T6">BPDU</text:span><text:span text:style-name="T6">送受信</text:span></text:p>
          <draw:enhanced-geometry svg:viewBox="0 0 21600 21600" draw:mirror-horizontal="false" draw:mirror-vertical="false" draw:type="rectangle" draw:enhanced-path="M 0 0 L 21600 0 21600 21600 0 21600 0 0 Z N"/>
        </draw:custom-shape>
        <draw:custom-shape draw:style-name="gr3" draw:text-style-name="P1" xml:id="id5" draw:id="id5" draw:layer="layout" svg:width="4.4cm" svg:height="1.9cm" svg:x="13cm" svg:y="14.3cm">
          <text:p text:style-name="P1">Learn<text:line-break/><text:span text:style-name="T6">BPDU</text:span><text:span text:style-name="T6">送受信</text:span><text:span text:style-name="T6"><text:line-break/></text:span><text:span text:style-name="T6">＋</text:span><text:span text:style-name="T6">MAC</text:span><text:span text:style-name="T6">学習</text:span></text:p>
          <draw:enhanced-geometry svg:viewBox="0 0 21600 21600" draw:type="rectangle" draw:enhanced-path="M 0 0 L 21600 0 21600 21600 0 21600 0 0 Z N"/>
        </draw:custom-shape>
        <draw:custom-shape draw:style-name="gr3" draw:text-style-name="P1" xml:id="id6" draw:id="id6" draw:layer="layout" svg:width="4.4cm" svg:height="2.2cm" svg:x="13cm" svg:y="18.1cm">
          <text:p text:style-name="P1">Forward</text:p>
          <text:p text:style-name="P1"><text:span text:style-name="T6">BPDU</text:span><text:span text:style-name="T6">送受信</text:span><text:span text:style-name="T6"><text:line-break/></text:span><text:span text:style-name="T6">＋</text:span><text:span text:style-name="T6">MAC</text:span><text:span text:style-name="T6">学習</text:span></text:p>
          <text:p text:style-name="P1"><text:span text:style-name="T6">＋フレーム転送</text:span></text:p>
          <draw:enhanced-geometry svg:viewBox="0 0 21600 21600" draw:type="rectangle" draw:enhanced-path="M 0 0 L 21600 0 21600 21600 0 21600 0 0 Z N"/>
        </draw:custom-shape>
        <draw:custom-shape draw:style-name="gr8" draw:text-style-name="P1" xml:id="id1" draw:id="id1" draw:layer="layout" svg:width="4.4cm" svg:height="1.437cm" svg:x="13.023cm" svg:y="1.363cm">
          <text:p text:style-name="P1">Disable</text:p>
          <draw:enhanced-geometry svg:viewBox="0 0 21600 21600" draw:type="rectangle" draw:enhanced-path="M 0 0 L 21600 0 21600 21600 0 21600 0 0 Z N"/>
        </draw:custom-shape>
        <draw:frame draw:style-name="gr10" draw:text-style-name="P7" draw:layer="layout" svg:width="5.2cm" svg:height="2.916cm" svg:x="20.7cm" svg:y="2.348cm">
          <draw:text-box>
            <text:p><text:span text:style-name="T7">(</text:span><text:span text:style-name="T7">各状態で</text:span><text:span text:style-name="T7">)</text:span></text:p>
            <text:p><text:span text:style-name="T7">role=DP/BLK</text:span><text:span text:style-name="T7">で</text:span></text:p>
            <text:p><text:span text:style-name="T7">リンクダウン</text:span></text:p>
            <text:p><text:span text:style-name="T7">または</text:span></text:p>
            <text:p><text:span text:style-name="T7">保守者設定</text:span></text:p>
          </draw:text-box>
        </draw:frame>
        <draw:connector draw:style-name="gr11" draw:text-style-name="P1" draw:layer="layout" draw:line-skew="3.853cm" svg:x1="23.969cm" svg:y1="5.264cm" svg:x2="17.423cm" svg:y2="2.081cm" draw:end-shape="id1" svg:d="m23969 5264h831v-3183h-7377">
          <text:p/>
        </draw:connector>
        <draw:frame draw:style-name="gr10" draw:text-style-name="P7" draw:layer="layout" svg:width="3.377cm" svg:height="2.133cm" svg:x="12cm" svg:y="3.267cm">
          <draw:text-box>
            <text:p><text:span text:style-name="T7">リンクアップ</text:span></text:p>
            <text:p><text:span text:style-name="T7">または</text:span></text:p>
            <text:p><text:span text:style-name="T7">保守者設定</text:span></text:p>
          </draw:text-box>
        </draw:frame>
        <draw:custom-shape draw:style-name="gr12" draw:text-style-name="P8" xml:id="id2" draw:id="id2" draw:layer="layout" svg:width="4cm" svg:height="1.2cm" svg:x="5.2cm" svg:y="5.9cm">
          <text:p text:style-name="P1"><text:span text:style-name="T8">SW</text:span><text:span text:style-name="T8">電源</text:span><text:span text:style-name="T8">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9.2cm" svg:y1="6.5cm" svg:x2="13cm" svg:y2="6.5cm" draw:start-shape="id2" draw:start-glue-point="10" draw:end-shape="id3" draw:end-glue-point="3" svg:d="m9200 6500h3800">
          <text:p/>
        </draw:connector>
        <draw:connector draw:style-name="gr11" draw:text-style-name="P1" draw:layer="layout" draw:type="line" svg:x1="15.223cm" svg:y1="2.8cm" svg:x2="15.2cm" svg:y2="5.8cm" draw:start-shape="id1" draw:start-glue-point="2" draw:end-shape="id3" svg:d="m15223 2800-23 3000">
          <text:p/>
        </draw:connector>
        <draw:connector draw:style-name="gr11" draw:text-style-name="P1" draw:layer="layout" draw:type="line" svg:x1="15.2cm" svg:y1="7.2cm" svg:x2="15.2cm" svg:y2="10.9cm" draw:start-shape="id3" draw:start-glue-point="2" draw:end-shape="id4" draw:end-glue-point="0" svg:d="m15200 7200v3700">
          <text:p/>
        </draw:connector>
        <draw:connector draw:style-name="gr11" draw:text-style-name="P1" draw:layer="layout" draw:type="line" svg:x1="15.2cm" svg:y1="12.3cm" svg:x2="15.2cm" svg:y2="14.3cm" draw:start-shape="id4" draw:start-glue-point="2" draw:end-shape="id5" draw:end-glue-point="0" svg:d="m15200 12300v2000">
          <text:p/>
        </draw:connector>
        <draw:connector draw:style-name="gr11" draw:text-style-name="P1" draw:layer="layout" draw:type="line" svg:x1="15.2cm" svg:y1="16.2cm" svg:x2="15.2cm" svg:y2="18.1cm" draw:start-shape="id5" draw:start-glue-point="2" draw:end-shape="id6" draw:end-glue-point="0" svg:d="m15200 16200v1900">
          <text:p/>
        </draw:connector>
        <draw:frame draw:style-name="gr13" draw:text-style-name="P7" draw:layer="layout" svg:width="3.8cm" svg:height="1.6cm" svg:x="11.4cm" svg:y="12.7cm">
          <draw:text-box>
            <text:p><text:span text:style-name="T7">forward_delay</text:span><text:span text:style-name="T7"><text:line-break/></text:span><text:span text:style-name="T7">（</text:span><text:span text:style-name="T7">15</text:span><text:span text:style-name="T7">秒）経過</text:span></text:p>
          </draw:text-box>
        </draw:frame>
        <draw:frame draw:style-name="gr14" draw:text-style-name="P7" draw:layer="layout" svg:width="5.4cm" svg:height="2.2cm" svg:x="19.4cm" svg:y="12.1cm">
          <draw:text-box>
            <text:p><text:span text:style-name="T7">（</text:span><text:span text:style-name="T7">role=BLK</text:span><text:span text:style-name="T7">の場合）</text:span></text:p>
            <text:p><text:span text:style-name="T7">forward_delay</text:span><text:span text:style-name="T7"><text:line-break/></text:span><text:span text:style-name="T7">（</text:span><text:span text:style-name="T7">15</text:span><text:span text:style-name="T7">秒）経過</text:span></text:p>
          </draw:text-box>
        </draw:frame>
        <draw:connector draw:style-name="gr11" draw:text-style-name="P1" draw:layer="layout" draw:line-skew="1.499cm" svg:x1="17.4cm" svg:y1="15.25cm" svg:x2="17.4cm" svg:y2="6.5cm" draw:start-shape="id5" draw:start-glue-point="1" draw:end-shape="id3" draw:end-glue-point="1" svg:d="m17400 15250h2000v-8750h-2000">
          <text:p/>
        </draw:connector>
        <draw:frame draw:style-name="gr13" draw:text-style-name="P7" draw:layer="layout" svg:width="5.4cm" svg:height="1.85cm" svg:x="10.2cm" svg:y="16.4cm">
          <draw:text-box>
            <text:p><text:span text:style-name="T7">（</text:span><text:span text:style-name="T7">role=RP/DP</text:span><text:span text:style-name="T7">の場合）</text:span></text:p>
            <text:p><text:span text:style-name="T7">forward_delay</text:span><text:span text:style-name="T7"><text:line-break/></text:span><text:span text:style-name="T7">（</text:span><text:span text:style-name="T7">15</text:span><text:span text:style-name="T7">秒）経過</text:span></text:p>
          </draw:text-box>
        </draw:frame>
        <draw:frame draw:style-name="gr13" draw:text-style-name="P9" draw:layer="layout" svg:width="6cm" svg:height="1.85cm" svg:x="19.8cm" svg:y="13.9cm">
          <draw:text-box>
            <text:p><text:span text:style-name="T9">※</text:span><text:span text:style-name="T9">サイトによっては</text:span></text:p>
            <text:p><text:span text:style-name="T9">「</text:span><text:span text:style-name="T9">role=BLK</text:span><text:span text:style-name="T9">が決まったら</text:span></text:p>
            <text:p><text:span text:style-name="T9"><text:s/></text:span><text:span text:style-name="T10">即座に</text:span><text:span text:style-name="T9">状態遷移」と記載</text:span></text:p>
          </draw:text-box>
        </draw:frame>
        <draw:frame draw:style-name="gr13" draw:text-style-name="P7" draw:layer="layout" svg:width="6.4cm" svg:height="1.6cm" svg:x="9.786cm" svg:y="7.254cm">
          <draw:text-box>
            <text:p><text:span text:style-name="T7">電源</text:span><text:span text:style-name="T7">ON</text:span><text:span text:style-name="T7">時はすぐに遷移</text:span></text:p>
          </draw:text-box>
        </draw:frame>
        <draw:custom-shape draw:style-name="gr15" draw:text-style-name="P1" draw:layer="layout" svg:width="5.2cm" svg:height="6.1cm" svg:x="12.6cm" svg:y="10.3cm">
          <text:p/>
          <draw:enhanced-geometry svg:viewBox="0 0 21600 21600" draw:type="rectangle" draw:enhanced-path="M 0 0 L 21600 0 21600 21600 0 21600 0 0 Z N"/>
        </draw:custom-shape>
        <draw:frame draw:style-name="gr13" draw:text-style-name="P9" draw:layer="layout" svg:width="5.2cm" svg:height="1.85cm" svg:x="10cm" svg:y="7.8cm">
          <draw:text-box>
            <text:p><text:span text:style-name="T9">※</text:span><text:span text:style-name="T9">サイトによっては</text:span></text:p>
            <text:p><text:span text:style-name="T9">「電源</text:span><text:span text:style-name="T9">ON</text:span><text:span text:style-name="T9">時は</text:span><text:span text:style-name="T10">Block</text:span></text:p>
            <text:p><text:span text:style-name="T10"><text:s/></text:span><text:span text:style-name="T10">に留まる</text:span><text:span text:style-name="T9">」と記載</text:span></text:p>
          </draw:text-box>
        </draw:frame>
        <draw:frame draw:style-name="gr13" draw:text-style-name="P10" draw:layer="layout" svg:width="4.6cm" svg:height="1.6cm" svg:x="15.2cm" svg:y="9.1cm">
          <draw:text-box>
            <text:p><text:span text:style-name="T11">Spanning Tree</text:span></text:p>
            <text:p><text:span text:style-name="T11">再計算中状態</text:span></text:p>
          </draw:text-box>
        </draw:frame>
        <draw:frame draw:style-name="gr16" draw:text-style-name="P7" draw:layer="layout" svg:width="6.2cm" svg:height="3.449cm" svg:x="2cm" svg:y="11.884cm">
          <draw:text-box>
            <text:p><text:span text:style-name="T7">（各状態で）</text:span></text:p>
            <text:p><text:span text:style-name="T7">・</text:span><text:span text:style-name="T7">superiorBPDU</text:span><text:span text:style-name="T7">受信</text:span></text:p>
            <text:p><text:span text:style-name="T7">・直接障害： </text:span><text:span text:style-name="T7">role=RP</text:span><text:span text:style-name="T7">でリンクダウン</text:span></text:p>
            <text:p><text:span text:style-name="T7">・間接障害： </text:span><text:span text:style-name="T7">BPDU</text:span><text:span text:style-name="T7">未受信で </text:span><text:span text:style-name="T7">max_age(20</text:span><text:span text:style-name="T7">秒</text:span><text:span text:style-name="T7">)</text:span><text:span text:style-name="T7">経過</text:span></text:p>
          </draw:text-box>
        </draw:frame>
        <draw:connector draw:style-name="gr11" draw:text-style-name="P1" draw:layer="layout" draw:line-skew="-2.59cm" svg:x1="8.28cm" svg:y1="15.065cm" svg:x2="13cm" svg:y2="11.6cm" draw:end-shape="id4" draw:end-glue-point="3" svg:d="m8280 15065h-480v-3465h5200">
          <text:p/>
        </draw:connector>
        <draw:frame draw:style-name="gr13" draw:text-style-name="P9" draw:layer="layout" svg:width="6cm" svg:height="1.85cm" svg:x="2.4cm" svg:y="15.4cm">
          <draw:text-box>
            <text:p><text:span text:style-name="T9">※</text:span><text:span text:style-name="T9">サイトによっては</text:span></text:p>
            <text:p><text:span text:style-name="T9">「再計算はまず全ポートを</text:span><text:span text:style-name="T10">Block</text:span><text:span text:style-name="T9">にする」と記載</text:span></text:p>
          </draw:text-box>
        </draw:frame>
        <draw:connector draw:style-name="gr11" draw:text-style-name="P1" draw:layer="layout" draw:line-skew="-2.632cm" svg:x1="9.063cm" svg:y1="14.468cm" svg:x2="13cm" svg:y2="11.601cm" svg:d="m9063 14468h-663v-2867h4600">
          <text:p/>
        </draw:connector>
        <draw:connector draw:style-name="gr11" draw:text-style-name="P1" draw:layer="layout" draw:line-skew="4.149cm" svg:x1="24.677cm" svg:y1="5.637cm" svg:x2="17.424cm" svg:y2="2.082cm" svg:d="m24677 5637h523v-3555h-7776">
          <text:p/>
        </draw:connector>
        <draw:frame draw:style-name="gr17" draw:layer="layout" svg:width="11cm" svg:height="2.979cm" svg:x="0.4cm" svg:y="0.4cm">
          <draw:text-box>
            <text:p>■ポートの状態遷移</text:p>
            <text:p>　各ポートは以下の状態遷移を行い</text:p>
            <text:p>　Spanning Treeの計算の完了を待つ</text:p>
            <text:p>　ことで、ループの発生を防ぐ。</text:p>
          </draw:text-box>
        </draw:frame>
        <presentation:notes draw:style-name="dp2">
          <draw:page-thumbnail draw:style-name="gr9"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標準" presentation:presentation-page-layout-name="AL1T1">
        <draw:frame draw:style-name="gr4" draw:layer="layout" svg:width="23cm" svg:height="3.661cm" svg:x="1cm" svg:y="7.667cm">
          <draw:text-box>
            <text:p>■トポロジ変更（Spanning Tree再計算発生）の通知方法</text:p>
            <text:p/>
            <text:p>　TCN（Topology Change Notification BPDU)</text:p>
            <text:p>　またはTC（Topology Change BPDU）を受信した場合に</text:p>
            <text:p>　トポロジ変更有りと判断し、各SWはMACテーブルの初期化を実施する</text:p>
          </draw:text-box>
        </draw:frame>
        <draw:frame draw:style-name="gr2" draw:layer="layout" svg:width="23.6cm" svg:height="7.071cm" svg:x="1cm" svg:y="0.3cm">
          <draw:text-box>
            <text:p>■Spanning Tree再計算の契機</text:p>
            <text:p/>
            <text:p>　・以前に受信したBPDUより優先度の高い(superior)BPDUを受信した場合</text:p>
            <text:p>　　<text:span text:style-name="T12">※サイトによっては「</text:span><text:span text:style-name="T12">Root Bridge</text:span><text:span text:style-name="T12">変更が発生した場合」と記載</text:span></text:p>
            <text:p>　・直接障害の発生</text:p>
            <text:p>　　Root Portでリンクダウン</text:p>
            <text:p>　・間接障害の発生</text:p>
            <text:p>　　Root Port またはBlocking Portで、以前に受信した</text:p>
            <text:p>　　superior BPDUをmax_age(20秒)受信しない場合</text:p>
            <text:p/>
          </draw:text-box>
        </draw:frame>
        <draw:custom-shape draw:style-name="gr3" draw:text-style-name="P1" xml:id="id12" draw:id="id12" draw:layer="layout" svg:width="2.8cm" svg:height="1.4cm" svg:x="7cm" svg:y="18cm">
          <text:p text:style-name="P1">SW</text:p>
          <draw:enhanced-geometry svg:viewBox="0 0 21600 21600" draw:type="rectangle" draw:enhanced-path="M 0 0 L 21600 0 21600 21600 0 21600 0 0 Z N"/>
        </draw:custom-shape>
        <draw:custom-shape draw:style-name="gr3" draw:text-style-name="P1" xml:id="id8" draw:id="id8" draw:layer="layout" svg:width="2.8cm" svg:height="1.4cm" svg:x="9.8cm" svg:y="15.4cm">
          <text:p text:style-name="P1">SW</text:p>
          <draw:enhanced-geometry svg:viewBox="0 0 21600 21600" draw:type="rectangle" draw:enhanced-path="M 0 0 L 21600 0 21600 21600 0 21600 0 0 Z N"/>
        </draw:custom-shape>
        <draw:custom-shape draw:style-name="gr3" draw:text-style-name="P1" xml:id="id7" draw:id="id7" draw:layer="layout" svg:width="2.8cm" svg:height="1.4cm" svg:x="12.8cm" svg:y="12.6cm">
          <text:p text:style-name="P1">SW</text:p>
          <draw:enhanced-geometry svg:viewBox="0 0 21600 21600" draw:type="rectangle" draw:enhanced-path="M 0 0 L 21600 0 21600 21600 0 21600 0 0 Z N"/>
        </draw:custom-shape>
        <draw:custom-shape draw:style-name="gr3" draw:text-style-name="P1" xml:id="id9" draw:id="id9" draw:layer="layout" svg:width="2.8cm" svg:height="1.4cm" svg:x="16cm" svg:y="15.6cm">
          <text:p text:style-name="P1">SW</text:p>
          <draw:enhanced-geometry svg:viewBox="0 0 21600 21600" draw:type="rectangle" draw:enhanced-path="M 0 0 L 21600 0 21600 21600 0 21600 0 0 Z N"/>
        </draw:custom-shape>
        <draw:custom-shape draw:style-name="gr3" draw:text-style-name="P1" xml:id="id11" draw:id="id11" draw:layer="layout" svg:width="2.8cm" svg:height="1.4cm" svg:x="14cm" svg:y="18.2cm">
          <text:p text:style-name="P1">SW</text:p>
          <draw:enhanced-geometry svg:viewBox="0 0 21600 21600" draw:type="rectangle" draw:enhanced-path="M 0 0 L 21600 0 21600 21600 0 21600 0 0 Z N"/>
        </draw:custom-shape>
        <draw:custom-shape draw:style-name="gr3" draw:text-style-name="P1" xml:id="id10" draw:id="id10" draw:layer="layout" svg:width="2.8cm" svg:height="1.4cm" svg:x="18.4cm" svg:y="18.2cm">
          <text:p text:style-name="P1">SW</text:p>
          <draw:enhanced-geometry svg:viewBox="0 0 21600 21600" draw:type="rectangle" draw:enhanced-path="M 0 0 L 21600 0 21600 21600 0 21600 0 0 Z N"/>
        </draw:custom-shape>
        <draw:connector draw:style-name="gr1" draw:text-style-name="P1" draw:layer="layout" draw:type="line" svg:x1="14.2cm" svg:y1="14cm" svg:x2="11.2cm" svg:y2="15.4cm" draw:start-shape="id7" draw:start-glue-point="2" draw:end-shape="id8" draw:end-glue-point="0" svg:d="m14200 14000-3000 1400">
          <text:p/>
        </draw:connector>
        <draw:connector draw:style-name="gr1" draw:text-style-name="P1" draw:layer="layout" draw:type="line" svg:x1="14.2cm" svg:y1="14cm" svg:x2="17.4cm" svg:y2="15.6cm" draw:start-shape="id7" draw:start-glue-point="2" draw:end-shape="id9" draw:end-glue-point="0" svg:d="m14200 14000 3200 1600">
          <text:p/>
        </draw:connector>
        <draw:connector draw:style-name="gr1" draw:text-style-name="P1" draw:layer="layout" draw:type="line" svg:x1="17.4cm" svg:y1="17cm" svg:x2="19.8cm" svg:y2="18.2cm" draw:start-shape="id9" draw:start-glue-point="2" draw:end-shape="id10" draw:end-glue-point="0" svg:d="m17400 17000 2400 1200">
          <text:p/>
        </draw:connector>
        <draw:connector draw:style-name="gr1" draw:text-style-name="P1" draw:layer="layout" draw:type="line" svg:x1="17.4cm" svg:y1="17cm" svg:x2="15.4cm" svg:y2="18.2cm" draw:start-shape="id9" draw:start-glue-point="2" draw:end-shape="id11" draw:end-glue-point="0" svg:d="m17400 17000-2000 1200">
          <text:p/>
        </draw:connector>
        <draw:custom-shape draw:style-name="gr18" draw:text-style-name="P11" draw:layer="layout" svg:width="3.8cm" svg:height="2.2cm" svg:x="4.6cm" svg:y="18.6cm">
          <text:p text:style-name="P1"><text:span text:style-name="T13">再計算</text:span></text:p>
          <text:p text:style-name="P1"><text:span text:style-name="T13">開始</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1" draw:text-style-name="P1" draw:layer="layout" draw:type="line" svg:x1="11.2cm" svg:y1="16.8cm" svg:x2="8.4cm" svg:y2="18cm" draw:start-shape="id8" draw:start-glue-point="2" draw:end-shape="id12" draw:end-glue-point="0" svg:d="m11200 16800-2800 1200">
          <text:p/>
        </draw:connector>
        <draw:line draw:style-name="gr19" draw:text-style-name="P1" draw:layer="layout" svg:x1="8cm" svg:y1="18cm" svg:x2="10.6cm" svg:y2="16.8cm">
          <text:p/>
        </draw:line>
        <draw:frame draw:style-name="gr4" draw:text-style-name="P12" draw:layer="layout" svg:width="5cm" svg:height="1.955cm" svg:x="5.535cm" svg:y="15.692cm">
          <draw:text-box>
            <text:p><text:span text:style-name="T8">1. TCN</text:span><text:span text:style-name="T8">送信</text:span></text:p>
            <text:p><text:span text:style-name="T8">　（</text:span><text:span text:style-name="T8">Ack</text:span><text:span text:style-name="T8">受信まで</text:span></text:p>
            <text:p><text:span text:style-name="T8">　 繰り返す）</text:span></text:p>
          </draw:text-box>
        </draw:frame>
        <draw:frame draw:style-name="gr4" draw:text-style-name="P12" draw:layer="layout" svg:width="4.2cm" svg:height="0.819cm" svg:x="10cm" svg:y="17.381cm">
          <draw:text-box>
            <text:p><text:span text:style-name="T8">2. TCAck</text:span><text:span text:style-name="T8">送信</text:span></text:p>
          </draw:text-box>
        </draw:frame>
        <draw:line draw:style-name="gr19" draw:text-style-name="P1" draw:layer="layout" svg:x1="11.5cm" svg:y1="16.9cm" svg:x2="9.1cm" svg:y2="17.9cm">
          <text:p/>
        </draw:line>
        <draw:line draw:style-name="gr19" draw:text-style-name="P1" draw:layer="layout" svg:x1="10.8cm" svg:y1="15.4cm" svg:x2="13.8cm" svg:y2="14cm">
          <text:p/>
        </draw:line>
        <draw:frame draw:style-name="gr4" draw:text-style-name="P12" draw:layer="layout" svg:width="5cm" svg:height="1.955cm" svg:x="8.2cm" svg:y="13.2cm">
          <draw:text-box>
            <text:p><text:span text:style-name="T8">3. TCN</text:span><text:span text:style-name="T8">送信</text:span></text:p>
            <text:p><text:span text:style-name="T8">　（</text:span><text:span text:style-name="T8">Ack</text:span><text:span text:style-name="T8">受信まで</text:span></text:p>
            <text:p><text:span text:style-name="T8">　 繰り返す）</text:span></text:p>
          </draw:text-box>
        </draw:frame>
        <draw:line draw:style-name="gr19" draw:text-style-name="P1" draw:layer="layout" svg:x1="14.2cm" svg:y1="14.3cm" svg:x2="11.8cm" svg:y2="15.3cm">
          <text:p/>
        </draw:line>
        <draw:frame draw:style-name="gr4" draw:text-style-name="P12" draw:layer="layout" svg:width="4.2cm" svg:height="0.819cm" svg:x="12.6cm" svg:y="14.781cm">
          <draw:text-box>
            <text:p><text:span text:style-name="T8">４</text:span><text:span text:style-name="T8">. TCAck</text:span><text:span text:style-name="T8">送信</text:span></text:p>
          </draw:text-box>
        </draw:frame>
        <draw:frame draw:style-name="gr4" draw:text-style-name="P4" draw:layer="layout" svg:width="4cm" svg:height="0.819cm" svg:x="12.4cm" svg:y="11.8cm">
          <draw:text-box>
            <text:p><text:span text:style-name="T4">Root Bridge</text:span></text:p>
          </draw:text-box>
        </draw:frame>
        <draw:line draw:style-name="gr20" draw:text-style-name="P1" draw:layer="layout" svg:x1="14.6cm" svg:y1="14cm" svg:x2="17.8cm" svg:y2="15.6cm">
          <text:p/>
        </draw:line>
        <draw:line draw:style-name="gr20" draw:text-style-name="P1" draw:layer="layout" svg:x1="17.8cm" svg:y1="17cm" svg:x2="20.2cm" svg:y2="18.2cm">
          <text:p/>
        </draw:line>
        <draw:line draw:style-name="gr20" draw:text-style-name="P1" draw:layer="layout" svg:x1="17cm" svg:y1="17cm" svg:x2="15cm" svg:y2="18.2cm">
          <text:p/>
        </draw:line>
        <draw:frame draw:style-name="gr4" draw:text-style-name="P12" draw:layer="layout" svg:width="8.8cm" svg:height="1.387cm" svg:x="16cm" svg:y="13.8cm">
          <draw:text-box>
            <text:p><text:span text:style-name="T8">5. Root Bridge</text:span><text:span text:style-name="T8">は</text:span></text:p>
            <text:p><text:span text:style-name="T8">　全ポートから</text:span><text:span text:style-name="T8">35</text:span><text:span text:style-name="T8">秒間</text:span><text:span text:style-name="T8">TC</text:span><text:span text:style-name="T8">を送信</text:span></text:p>
          </draw:text-box>
        </draw:frame>
        <draw:frame draw:style-name="gr4" draw:text-style-name="P12" draw:layer="layout" svg:width="4.6cm" svg:height="0.819cm" svg:x="19cm" svg:y="16.981cm">
          <draw:text-box>
            <text:p><text:span text:style-name="T8">6. TC</text:span><text:span text:style-name="T8">を転送</text:span></text:p>
          </draw:text-box>
        </draw:frame>
        <presentation:notes draw:style-name="dp2">
          <draw:page-thumbnail draw:style-name="gr9"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akaoPMincho" style:font-family-generic="roman" style:font-pitch="variable" fo:font-size="24pt" fo:language="en" fo:country="US" style:font-family-asian="TakaoPGothic" style:font-family-generic-asian="system" style:font-pitch-asian="variable" style:font-size-asian="24pt" style:language-asian="ja" style:country-asian="JP" style:font-family-complex="Takao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PGothic" style:font-family-generic="roman" style:font-pitch="variable" fo:font-size="18pt" fo:font-style="normal" fo:text-shadow="none" style:text-underline-style="none" fo:font-weight="normal" style:letter-kerning="true" style:font-family-asian="TakaoPGothic"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TakaoPGothic" style:font-family-generic="roman" style:font-pitch="variable" fo:font-size="20pt" fo:font-style="normal" fo:text-shadow="none" style:text-underline-style="none" fo:font-weight="normal" style:letter-kerning="true" style:font-family-asian="TakaoPGothic"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TakaoPGothic" style:font-family-generic="roman" style:font-pitch="variable" fo:font-size="32pt" fo:font-style="normal" fo:text-shadow="none" style:text-underline-style="none" fo:font-weight="normal" style:letter-kerning="true" style:font-family-asian="TakaoPGothic"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akaoPGothic" style:font-family-generic="roman" style:font-pitch="variable" fo:font-size="32pt" fo:font-style="normal" fo:text-shadow="none" style:text-underline-style="none" fo:font-weight="normal" style:letter-kerning="true" style:font-family-asian="TakaoPGothic"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akaoPGothic" style:font-family-generic="roman" style:font-pitch="variable" fo:font-size="44pt" fo:font-style="normal" fo:text-shadow="none" style:text-underline-style="none" fo:font-weight="normal" style:letter-kerning="true" style:font-family-asian="TakaoPGothic"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yu </meta:initial-creator>
    <meta:creation-date>2013-08-20T14:52:57</meta:creation-date>
    <dc:date>2013-09-05T13:03:46</dc:date>
    <dc:creator>ryu </dc:creator>
    <meta:editing-duration>PT48M46S</meta:editing-duration>
    <meta:editing-cycles>7</meta:editing-cycles>
    <meta:generator>LibreOffice/3.6$Linux_X86_64 LibreOffice_project/360m1$Build-2</meta:generator>
    <meta:document-statistic meta:object-count="110"/>
  </office:meta>
</office:document-meta>
</file>